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fore this problem, I have always use</text:p>
      <text:p text:style-name="Standard"/>
      <text:p text:style-name="P1"><text:s/>mid = (start+end)) / 2;</text:p>
      <text:p text:style-name="Standard"/>
      <text:p text:style-name="Standard">To get the middle value, but this can caused OVERFLOW !</text:p>
      <text:p text:style-name="Standard"/>
      <text:p text:style-name="Standard">when start and end are all about INT_MAX , then (start+end) of course will be overflow !</text:p>
      <text:p text:style-name="Standard"/>
      <text:p text:style-name="Standard">To avoid the problem we can use</text:p>
      <text:p text:style-name="Standard"/>
      <text:p text:style-name="P1">mid = <text:s/>start+(end-start)/2;</text:p>
      <text:p text:style-name="Standard"/>
      <text:p text:style-name="Standard">Here is the AC implementation</text:p>
      <text:p text:style-name="Standard"/>
      <text:p text:style-name="Standard">// Forward declaration of isBadVersion API.</text:p>
      <text:p text:style-name="Standard">bool isBadVersion(int version);</text:p>
      <text:p text:style-name="Standard"/>
      <text:p text:style-name="Standard">class Solution {</text:p>
      <text:p text:style-name="Standard">public:</text:p>
      <text:p text:style-name="Standard"><text:s text:c="4"/>int firstBadVersion(int n) {</text:p>
      <text:p text:style-name="Standard"><text:s text:c="8"/>int start=0, end=n;</text:p>
      <text:p text:style-name="Standard"><text:s text:c="8"/>cout&lt;&lt;end-start&lt;&lt;end;</text:p>
      <text:p text:style-name="Standard"><text:s text:c="8"/>while(end-start&gt;1){</text:p>
      <text:p text:style-name="Standard"><text:s text:c="12"/>int mid=start+(end-start)/2;</text:p>
      <text:p text:style-name="Standard"><text:s text:c="12"/>/** mid = (start+end)) / 2; **/</text:p>
      <text:p text:style-name="Standard"><text:s text:c="12"/>if(isBadVersion(mid)) <text:s/>end=mid;</text:p>
      <text:p text:style-name="Standard"><text:s text:c="12"/>else <text:s/>start=mid;</text:p>
      <text:p text:style-name="Standard"><text:s text:c="8"/>}</text:p>
      <text:p text:style-name="Standard"><text:s text:c="8"/>return end;</text:p>
      <text:p text:style-name="Standard"><text:s text:c="4"/>}</text:p>
      <text:p text:style-name="Standard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12:26:30.695839917</meta:creation-date>
    <dc:date>2021-12-02T12:27:16.336513244</dc:date>
    <meta:editing-duration>PT53S</meta:editing-duration>
    <meta:editing-cycles>1</meta:editing-cycles>
    <meta:document-statistic meta:table-count="0" meta:image-count="0" meta:object-count="0" meta:page-count="1" meta:paragraph-count="23" meta:word-count="95" meta:character-count="693" meta:non-whitespace-character-count="521"/>
    <meta:generator>LibreOffice/6.0.7.3$Linux_X86_64 LibreOffice_project/00m0$Build-3</meta:generator>
  </office:meta>
</office:document-meta>
</file>